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1"/>
          <table:table-cell table:number-columns-repeated="9" table:style-name="ce2"/>
          <table:table-cell table:number-columns-repeated="1636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16374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Григорий Подсекин</dc:creator>
    <meta:creation-date>2020-08-20T06:56:28Z</meta:creation-date>
    <dc:date>2021-04-21T12:26:08Z</dc:date>
  </office:meta>
</office:document-meta>
</file>